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credentials</text:h>
      <text:h text:outline-level="2" text:style-name="Heading_2" text:is-list-header="true">Table structure for table users</text:h>
      <table:table table:name="user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2"/>
        <table:table-row>
          <table:table-cell office:value-type="string">
            <text:p>email</text:p>
          </table:table-cell>
          <table:table-cell office:value-type="string">
            <text:p>password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5.2</meta:generator>
    <meta:initial-creator>phpMyAdmin 4.6.5.2</meta:initial-creator>
    <meta:creation-date>2017-04-18T23:26:54</meta:creation-date>
  </office:meta>
</office:document-meta>
</file>